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999999" fo:font-weight="bold" style:font-weight-asian="bold" style:font-weight-complex="bold"/>
    </style:style>
    <style:style style:name="ce5" style:family="table-cell" style:parent-style-name="Default">
      <style:text-properties fo:color="#999999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1" table:number-columns-repeated="4" table:default-cell-style-name="ce3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WM @</text:p>
            <text:p>10 Hz</text:p>
          </table:table-cell>
          <table:table-cell office:value-type="string" calcext:value-type="string">
            <text:p>PWM @</text:p>
            <text:p>10 Hz</text:p>
          </table:table-cell>
          <table:table-cell office:value-type="string" calcext:value-type="string">
            <text:p>PWM @</text:p>
            <text:p>10 Hz</text:p>
          </table:table-cell>
          <table:table-cell table:style-name="ce4" office:value-type="string" calcext:value-type="string">
            <text:p>PWM @</text:p>
            <text:p>100 Hz</text:p>
          </table:table-cell>
          <table:table-cell table:style-name="ce4" office:value-type="string" calcext:value-type="string">
            <text:p>PWM @</text:p>
            <text:p>1000 Hz</text:p>
          </table:table-cell>
          <table:table-cell office:value-type="string" calcext:value-type="string">
            <text:p>PWM @</text:p>
            <text:p>5 Hz</text:p>
          </table:table-cell>
        </table:table-row>
        <table:table-row table:style-name="ro2">
          <table:table-cell/>
          <table:table-cell office:value-type="string" calcext:value-type="string">
            <text:p>WHT/GRN</text:p>
            <text:p>High (14.x)</text:p>
          </table:table-cell>
          <table:table-cell office:value-type="string" calcext:value-type="string">
            <text:p>WHT/GRN</text:p>
            <text:p>High (14.x)</text:p>
          </table:table-cell>
          <table:table-cell table:style-name="ce4" office:value-type="string" calcext:value-type="string">
            <text:p>WHT/GRN</text:p>
            <text:p>Low (12.x)</text:p>
          </table:table-cell>
          <table:table-cell office:value-type="string" calcext:value-type="string">
            <text:p>WHT/GRN</text:p>
            <text:p>High (14.x)</text:p>
          </table:table-cell>
          <table:table-cell office:value-type="string" calcext:value-type="string">
            <text:p>WHT/GRN</text:p>
            <text:p>High (14.x)</text:p>
          </table:table-cell>
          <table:table-cell office:value-type="string" calcext:value-type="string">
            <text:p>WHT/GRN</text:p>
            <text:p>High (14.x)</text:p>
          </table:table-cell>
        </table:table-row>
        <table:table-row table:style-name="ro1">
          <table:table-cell/>
          <table:table-cell office:value-type="string" calcext:value-type="string">
            <text:p>Vin=115 V</text:p>
          </table:table-cell>
          <table:table-cell table:style-name="ce4" office:value-type="string" calcext:value-type="string">
            <text:p>Vin=150 V</text:p>
          </table:table-cell>
          <table:table-cell table:number-columns-repeated="4" table:style-name="ce5" office:value-type="string" calcext:value-type="string">
            <text:p>Vin=115 V</text:p>
          </table:table-cell>
        </table:table-row>
        <table:table-row table:style-name="ro2">
          <table:table-cell/>
          <table:table-cell office:value-type="string" calcext:value-type="string">
            <text:p>Iout (BK load)</text:p>
            <text:p>set to 10 A</text:p>
          </table:table-cell>
          <table:table-cell office:value-type="string" calcext:value-type="string">
            <text:p>Iout (BK load)</text:p>
            <text:p>set to 10 A</text:p>
          </table:table-cell>
          <table:table-cell office:value-type="string" calcext:value-type="string">
            <text:p>Iout (BK load)</text:p>
            <text:p>set to 10 A</text:p>
          </table:table-cell>
          <table:table-cell office:value-type="string" calcext:value-type="string">
            <text:p>Iout (BK load)</text:p>
            <text:p>set to 10 A</text:p>
          </table:table-cell>
          <table:table-cell office:value-type="string" calcext:value-type="string">
            <text:p>Iout (BK load)</text:p>
            <text:p>set to 10 A</text:p>
          </table:table-cell>
          <table:table-cell office:value-type="string" calcext:value-type="string">
            <text:p>Iout (BK load)</text:p>
            <text:p>set to 10 A</text:p>
          </table:table-cell>
        </table:table-row>
        <table:table-row table:style-name="ro1">
          <table:table-cell office:value-type="string" calcext:value-type="string">
            <text:p>PWM (%)</text:p>
          </table:table-cell>
          <table:table-cell table:number-columns-repeated="2" office:value-type="string" calcext:value-type="string">
            <text:p>DCDC Vou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  <table:table-cell/>
          <table:table-cell office:value-type="float" office:value="12.34" calcext:value-type="float">
            <text:p>12.3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" calcext:value-type="float">
            <text:p>14.91</text:p>
          </table:table-cell>
          <table:table-cell/>
          <table:table-cell office:value-type="float" office:value="12.35" calcext:value-type="float">
            <text:p>12.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68" calcext:value-type="float">
            <text:p>14.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4" calcext:value-type="float">
            <text:p>14.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2" calcext:value-type="float">
            <text:p>14.62</text:p>
          </table:table-cell>
          <table:table-cell office:value-type="float" office:value="14.63" calcext:value-type="float">
            <text:p>14.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62" calcext:value-type="float">
            <text:p>14.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8" calcext:value-type="float">
            <text:p>14.58</text:p>
          </table:table-cell>
          <table:table-cell/>
          <table:table-cell office:value-type="float" office:value="12.35" calcext:value-type="float">
            <text:p>12.35</text:p>
          </table:table-cell>
          <table:table-cell/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6" calcext:value-type="float">
            <text:p>14.5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float" office:value="12.34" calcext:value-type="float">
            <text:p>12.3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44" calcext:value-type="float">
            <text:p>14.4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36" calcext:value-type="float">
            <text:p>14.3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32" calcext:value-type="float">
            <text:p>14.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4.28" calcext:value-type="float">
            <text:p>14.28</text:p>
          </table:table-cell>
          <table:table-cell office:value-type="float" office:value="12.35" calcext:value-type="float">
            <text:p>12.35</text:p>
          </table:table-cell>
          <table:table-cell table:number-columns-repeated="2" office:value-type="float" office:value="13.88" calcext:value-type="float">
            <text:p>13.8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23" calcext:value-type="float">
            <text:p>14.2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18" calcext:value-type="float">
            <text:p>14.1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4" calcext:value-type="float">
            <text:p>14.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8" calcext:value-type="float">
            <text:p>14.0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02" calcext:value-type="float">
            <text:p>14.02</text:p>
          </table:table-cell>
          <table:table-cell office:value-type="float" office:value="14.03" calcext:value-type="float">
            <text:p>14.03</text:p>
          </table:table-cell>
          <table:table-cell office:value-type="float" office:value="12.35" calcext:value-type="float">
            <text:p>12.3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97" calcext:value-type="float">
            <text:p>13.9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91" calcext:value-type="float">
            <text:p>13.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89" calcext:value-type="float">
            <text:p>13.89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89" calcext:value-type="float">
            <text:p>13.8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12.35" calcext:value-type="float">
            <text:p>12.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Note: Vout adjustment is very slow... like 15 seconds or more for even a small step.</text:p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However, when PWM starts somewhere and is set to 0%, supply immediately responds</text:p>
          </table:table-cell>
          <table:table-cell/>
          <table:table-cell table:style-name="Default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9-08-25T15:36:00</meta:creation-date>
    <dc:date>2025-08-27T17:59:59.246866457</dc:date>
    <meta:editing-duration>PT8H34M40S</meta:editing-duration>
    <meta:editing-cycles>2</meta:editing-cycles>
    <meta:generator>LibreOffice/7.4.7.2$MacOSX_X86_64 LibreOffice_project/723314e595e8007d3cf785c16538505a1c878ca5</meta:generator>
    <meta:document-statistic meta:table-count="3" meta:cell-count="94" meta:object-count="0"/>
  </office:meta>
</office:document-meta>
</file>